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2fb5" officeooo:paragraph-rsid="00122fb5" style:font-size-asian="14pt" style:font-size-complex="14pt"/>
    </style:style>
    <style:style style:name="P2" style:family="paragraph" style:parent-style-name="Standard">
      <style:text-properties fo:font-size="12pt" officeooo:rsid="00122fb5" officeooo:paragraph-rsid="00122fb5" style:font-size-asian="10.5pt" style:font-size-complex="12pt"/>
    </style:style>
    <style:style style:name="P3" style:family="paragraph" style:parent-style-name="Standard">
      <style:text-properties fo:font-size="12pt" officeooo:rsid="00122fb5" officeooo:paragraph-rsid="0013b7a9" style:font-size-asian="10.5pt" style:font-size-complex="12pt"/>
    </style:style>
    <style:style style:name="P4" style:family="paragraph" style:parent-style-name="Standard">
      <style:text-properties fo:font-size="12pt" officeooo:rsid="001405ab" officeooo:paragraph-rsid="001405ab" style:font-size-asian="10.5pt" style:font-size-complex="12pt"/>
    </style:style>
    <style:style style:name="P5" style:family="paragraph" style:parent-style-name="Standard">
      <style:text-properties fo:font-size="12pt" officeooo:rsid="0015d0fa" officeooo:paragraph-rsid="0015d0fa" style:font-size-asian="10.5pt" style:font-size-complex="12pt"/>
    </style:style>
    <style:style style:name="P6" style:family="paragraph" style:parent-style-name="Standard">
      <style:text-properties fo:font-size="12pt" officeooo:rsid="0018d9e9" officeooo:paragraph-rsid="0018d9e9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b7a9"/>
    </style:style>
    <style:style style:name="T3" style:family="text">
      <style:text-properties officeooo:rsid="0015d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XT – Generic function for extending SD / BASIC to interface with C Functions. </text:p>
      <text:p text:style-name="P1"/>
      <text:p text:style-name="P2">The purpose of this function is to add a generic function to SD / BASIC to allow for the interface of C code and C functions.</text:p>
      <text:p text:style-name="P2"/>
      <text:p text:style-name="P2"><text:span text:style-name="T1">Function SDEXT</text:span><text:line-break/></text:p>
      <text:p text:style-name="P3">Function <text:span text:style-name="T1">SDEXT(Arg, IsArgMV, Function_id)</text:span><text:line-break/><text:line-break/> <text:s text:c="2"/><text:span text:style-name="T1">Function_Id</text:span> = the integer value used to identify what c code / function is execute.</text:p>
      <text:p text:style-name="P3"><text:tab/><text:tab/><text:tab/><text:span text:style-name="T2">Defined in SYSCOM/KEYS.H and gplsrc/keys.h</text:span><text:line-break/> <text:s text:c="2"/><text:span text:style-name="T1">IsArgMV</text:span> <text:s text:c="4"/>= If passing a multiple arguments in Arg, set to true, otherwise false. <text:s/><text:line-break/> <text:s text:c="2"/><text:span text:style-name="T1">Arg</text:span> <text:s text:c="8"/><text:tab/>= string value passed to the c code / function. For functions requiring multiple <text:tab/><text:tab/><text:tab/><text:tab/><text:tab/>arguments, set IsArgMV to true and pass arguments in a FIELD_MARK <text:tab/><text:tab/><text:tab/><text:tab/><text:tab/>separated string, with a maximum of ?10? fields??<text:line-break/><text:line-break/>Use the BASIC function STATUS() to return function status:<text:line-break/><text:tab/><text:line-break/>STATUS() = 0 successful call, <text:s/>otherwise error code returned from function, see SYSCOM/ERR.H <text:span text:style-name="T2">and gplsrc/err.h.</text:span></text:p>
      <text:p text:style-name="P3"/>
      <text:p text:style-name="P4">Source code for this function is found in gplsrc/<text:span text:style-name="T3">op_sdext</text:span>.c.</text:p>
      <text:p text:style-name="P4"/>
      <text:p text:style-name="P5">Sample call:</text:p>
      <text:p text:style-name="P4"/>
      <text:p text:style-name="P5">Sample program calls c code executed when issuing SDEXT_TestIt function id.</text:p>
      <text:p text:style-name="P5">SDEXT_TestIt simply echos the passed arguments to stdout and returns the string</text:p>
      <text:p text:style-name="P5"><text:s/>"op_sdext() found %d args\n"</text:p>
      <text:p text:style-name="P5"/>
      <text:p text:style-name="P5">01: PROGRAM SD_EXT<text:line-break/>02: * note SDEXT is an internal function!!<text:line-break/>03: $internal<text:line-break/>04: <text:line-break/>05: $include KEYS.H<text:line-break/>06: $include ERR.H<text:line-break/>07: <text:line-break/>08: <text:line-break/>09: crt 'attempt sdext call'<text:line-break/>10: arglist = 'apple':@fm:'banana':@fm:'pear'<text:line-break/>11: rsp = sdext(arglist,@TRUE,SDEXT_TestIt)<text:line-break/>12: *<text:line-break/>13: crt 'response:'<text:line-break/>14: crt rsp<text:line-break/>15: *<text:line-break/>16: alldone:<text:line-break/>17: END<text:line-break/></text:p>
      <text:p text:style-name="P6">Output:</text:p>
      <text:p text:style-name="P6"><text:soft-page-break/>:RUN BP SD_EXT<text:line-break/>attempt sdext call<text:line-break/>Arg 1 of 3<text:line-break/>'apple'<text:line-break/>Arg 2 of 3<text:line-break/>'banana'<text:line-break/>Arg 3 of 3<text:line-break/>'pear'<text:line-break/>response:<text:line-break/>op_sdext() found 3 arg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07:57:13.557000000</meta:creation-date>
    <dc:date>2024-08-06T12:38:05.662000000</dc:date>
    <meta:editing-duration>PT17M28S</meta:editing-duration>
    <meta:editing-cycles>6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13" meta:word-count="251" meta:character-count="1580" meta:non-whitespace-character-count="1292"/>
  </office:meta>
</office:document-meta>
</file>